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ontserrat Medium" svg:font-family="Montserrat Medium" style:font-family-generic="system"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P58" style:parent-style-name="Normal" style:family="paragraph">
      <style:paragraph-properties fo:text-align="center"/>
    </style:style>
    <style:style style:name="T59" style:parent-style-name="Policepardéfaut" style:family="text">
      <style:text-properties fo:font-weight="bold" style:font-weight-asian="bold" style:font-weight-complex="bold" fo:color="#196B24" fo:font-size="20pt" style:font-size-asian="20pt" style:font-size-complex="20pt"/>
    </style:style>
    <style:style style:name="T60" style:parent-style-name="Policepardéfaut" style:family="text">
      <style:text-properties fo:font-weight="bold" style:font-weight-asian="bold" style:font-weight-complex="bold" fo:color="#196B24" fo:font-size="12pt" style:font-size-asian="12pt" style:font-size-complex="12pt"/>
    </style:style>
    <style:style style:name="T61" style:parent-style-name="Policepardéfaut" style:family="text">
      <style:text-properties fo:font-weight="bold" style:font-weight-asian="bold" style:font-weight-complex="bold" fo:color="#196B24" fo:font-size="18pt" style:font-size-asian="18pt" style:font-size-complex="18pt"/>
    </style:style>
    <style:style style:name="P62" style:parent-style-name="Normal" style:list-style-name="LFO1" style:family="paragraph">
      <style:paragraph-properties fo:margin-top="0.1666in"/>
    </style:style>
    <style:style style:name="T63" style:parent-style-name="Policepardéfaut" style:family="text">
      <style:text-properties fo:font-weight="bold" style:font-weight-asian="bold" style:font-weight-complex="bold" fo:color="#4EA72E" fo:font-size="12pt" style:font-size-asian="12pt" style:font-size-complex="12pt"/>
    </style:style>
    <style:style style:name="T64" style:parent-style-name="Policepardéfaut" style:family="text">
      <style:text-properties fo:color="#4EA72E"/>
    </style:style>
    <style:style style:name="P65" style:parent-style-name="Normal" style:list-style-name="LFO1" style:family="paragraph">
      <style:paragraph-properties fo:margin-top="0.1666in"/>
    </style:style>
    <style:style style:name="T66" style:parent-style-name="Policepardéfaut" style:family="text">
      <style:text-properties fo:font-weight="bold" style:font-weight-asian="bold" style:font-weight-complex="bold" fo:color="#4EA72E" fo:font-size="12pt" style:font-size-asian="12pt" style:font-size-complex="12pt"/>
    </style:style>
    <style:style style:name="T67" style:parent-style-name="Policepardéfaut" style:family="text">
      <style:text-properties fo:color="#4EA72E"/>
    </style:style>
    <style:style style:name="P68" style:parent-style-name="Normal" style:list-style-name="LFO1" style:family="paragraph">
      <style:paragraph-properties fo:margin-top="0.1666in"/>
    </style:style>
    <style:style style:name="T69" style:parent-style-name="Policepardéfaut" style:family="text">
      <style:text-properties fo:font-weight="bold" style:font-weight-asian="bold" style:font-weight-complex="bold" fo:color="#4EA72E" fo:font-size="12pt" style:font-size-asian="12pt" style:font-size-complex="12pt"/>
    </style:style>
    <style:style style:name="P70" style:parent-style-name="Normal" style:family="paragraph">
      <style:paragraph-properties fo:text-align="justify" fo:margin-top="0.1666in" fo:line-height="115%"/>
    </style:style>
    <style:style style:name="P71" style:parent-style-name="Normal" style:list-style-name="LFO1" style:family="paragraph"/>
    <style:style style:name="T72" style:parent-style-name="Policepardéfaut" style:family="text">
      <style:text-properties fo:font-weight="bold" style:font-weight-asian="bold" style:font-weight-complex="bold" fo:color="#4EA72E" fo:font-size="12pt" style:font-size-asian="12pt" style:font-size-complex="12pt"/>
    </style:style>
    <style:style style:name="P73" style:parent-style-name="NormalWeb" style:family="paragraph">
      <style:paragraph-properties fo:line-height="115%"/>
      <style:text-properties style:font-name="Aptos" fo:font-size="11pt" style:font-size-asian="11pt" style:font-size-complex="11pt"/>
    </style:style>
    <style:style style:name="P74" style:parent-style-name="NormalWeb" style:family="paragraph">
      <style:paragraph-properties fo:line-height="115%"/>
      <style:text-properties style:font-name="Aptos" fo:font-size="11pt" style:font-size-asian="11pt" style:font-size-complex="11pt"/>
    </style:style>
    <style:style style:name="P75" style:parent-style-name="Normal" style:family="paragraph">
      <style:paragraph-properties fo:text-align="center"/>
    </style:style>
    <style:style style:name="T76" style:parent-style-name="Policepardéfaut" style:family="text">
      <style:text-properties fo:font-weight="bold" style:font-weight-asian="bold" style:font-weight-complex="bold" fo:color="#196B24" fo:font-size="20pt" style:font-size-asian="20pt" style:font-size-complex="20pt"/>
    </style:style>
    <style:style style:name="T77" style:parent-style-name="Policepardéfaut" style:family="text">
      <style:text-properties fo:font-weight="bold" style:font-weight-asian="bold" style:font-weight-complex="bold" fo:color="#196B24" fo:font-size="12pt" style:font-size-asian="12pt" style:font-size-complex="12pt"/>
    </style:style>
    <style:style style:name="T78" style:parent-style-name="Policepardéfaut" style:family="text">
      <style:text-properties fo:font-weight="bold" style:font-weight-asian="bold" style:font-weight-complex="bold" fo:color="#196B24" fo:font-size="18pt" style:font-size-asian="18pt" style:font-size-complex="18pt"/>
    </style:style>
    <style:style style:name="P79" style:parent-style-name="Normal" style:family="paragraph">
      <style:paragraph-properties fo:margin-left="0.5in">
        <style:tab-stops/>
      </style:paragraph-properties>
    </style:style>
    <style:style style:name="P80" style:parent-style-name="Normal" style:list-style-name="LFO2" style:family="paragraph"/>
    <style:style style:name="T81" style:parent-style-name="Policepardéfaut" style:family="text">
      <style:text-properties fo:font-weight="bold" style:font-weight-asian="bold" style:font-weight-complex="bold" fo:color="#4EA72E" fo:font-size="12pt" style:font-size-asian="12pt" style:font-size-complex="12pt"/>
    </style:style>
    <style:style style:name="P82" style:parent-style-name="Normal" style:list-style-name="LFO2" style:family="paragraph"/>
    <style:style style:name="T83" style:parent-style-name="Policepardéfaut" style:family="text">
      <style:text-properties fo:font-weight="bold" style:font-weight-asian="bold" style:font-weight-complex="bold" fo:color="#4EA72E" fo:font-size="12pt" style:font-size-asian="12pt" style:font-size-complex="12pt"/>
    </style:style>
    <style:style style:name="P84" style:parent-style-name="Normal" style:family="paragraph">
      <style:paragraph-properties fo:line-height="50%"/>
    </style:style>
    <style:style style:name="T85" style:parent-style-name="Policepardéfaut" style:family="text">
      <style:text-properties fo:color="#4EA72E" fo:font-size="28pt" style:font-size-asian="28pt" style:font-size-complex="28pt"/>
    </style:style>
    <style:style style:name="T86" style:parent-style-name="Policepardéfaut" style:family="text">
      <style:text-properties fo:color="#00B050" fo:font-size="28pt" style:font-size-asian="28pt" style:font-size-complex="28pt"/>
    </style:style>
    <style:style style:name="P87" style:parent-style-name="Normal" style:family="paragraph">
      <style:paragraph-properties fo:margin-bottom="0in" fo:line-height="50%"/>
    </style:style>
    <style:style style:name="T88" style:parent-style-name="Policepardéfaut" style:family="text">
      <style:text-properties fo:color="#4EA72E" fo:font-size="28pt" style:font-size-asian="28pt" style:font-size-complex="28pt"/>
    </style:style>
    <style:style style:name="T89" style:parent-style-name="Policepardéfaut" style:family="text">
      <style:text-properties fo:color="#00B050" fo:font-size="28pt" style:font-size-asian="28pt" style:font-size-complex="28pt"/>
    </style:style>
    <style:style style:name="P90" style:parent-style-name="Normal" style:family="paragraph">
      <style:paragraph-properties fo:margin-bottom="0in" fo:line-height="100%"/>
    </style:style>
    <style:style style:name="T91" style:parent-style-name="Policepardéfaut" style:family="text">
      <style:text-properties fo:color="#4EA72E" fo:font-size="28pt" style:font-size-asian="28pt" style:font-size-complex="28pt"/>
    </style:style>
    <style:style style:name="T92" style:parent-style-name="Policepardéfaut" style:family="text">
      <style:text-properties fo:color="#00B050" fo:font-size="28pt" style:font-size-asian="28pt" style:font-size-complex="28pt"/>
    </style:style>
    <style:style style:name="P93" style:parent-style-name="Normal" style:family="paragraph">
      <style:paragraph-properties fo:margin-bottom="0in" fo:line-height="100%"/>
    </style:style>
    <style:style style:name="P94" style:parent-style-name="Normal" style:family="paragraph">
      <style:paragraph-properties fo:line-height="100%"/>
    </style:style>
    <style:style style:name="T95" style:parent-style-name="Policepardéfaut" style:family="text">
      <style:text-properties fo:color="#4EA72E" fo:font-size="28pt" style:font-size-asian="28pt" style:font-size-complex="28pt"/>
    </style:style>
    <style:style style:name="T96" style:parent-style-name="Policepardéfaut" style:family="text">
      <style:text-properties fo:color="#00B050" fo:font-size="28pt" style:font-size-asian="28pt" style:font-size-complex="28pt"/>
    </style:style>
    <style:style style:name="P97" style:parent-style-name="Normal" style:family="paragraph">
      <style:paragraph-properties fo:line-height="50%"/>
    </style:style>
    <style:style style:name="T98" style:parent-style-name="Policepardéfaut" style:family="text">
      <style:text-properties fo:font-weight="bold" style:font-weight-asian="bold" style:font-weight-complex="bold" fo:color="#196B24" fo:font-size="20pt" style:font-size-asian="20pt" style:font-size-complex="20pt"/>
    </style:style>
    <style:style style:name="T99" style:parent-style-name="Policepardéfaut" style:family="text">
      <style:text-properties fo:font-weight="bold" style:font-weight-asian="bold" style:font-weight-complex="bold" fo:color="#196B24" fo:font-size="12pt" style:font-size-asian="12pt" style:font-size-complex="12pt"/>
    </style:style>
    <style:style style:name="T100" style:parent-style-name="Policepardéfaut" style:family="text">
      <style:text-properties fo:font-weight="bold" style:font-weight-asian="bold" style:font-weight-complex="bold" fo:color="#196B24" fo:font-size="18pt" style:font-size-asian="18pt" style:font-size-complex="18pt"/>
    </style:style>
    <style:style style:name="P101" style:parent-style-name="Normal" style:list-style-name="LFO2" style:family="paragraph">
      <style:paragraph-properties fo:margin-top="0.1666in" fo:line-height="150%"/>
    </style:style>
    <style:style style:name="T102" style:parent-style-name="Policepardéfaut" style:family="text">
      <style:text-properties fo:font-weight="bold" style:font-weight-asian="bold" style:font-weight-complex="bold" fo:color="#4EA72E" fo:font-size="12pt" style:font-size-asian="12pt" style:font-size-complex="12pt"/>
    </style:style>
    <style:style style:name="P103" style:parent-style-name="Normal" style:family="paragraph">
      <style:paragraph-properties fo:line-height="50%"/>
    </style:style>
    <style:style style:name="T104" style:parent-style-name="Policepardéfaut" style:family="text">
      <style:text-properties fo:color="#4EA72E" fo:font-size="28pt" style:font-size-asian="28pt" style:font-size-complex="28pt"/>
    </style:style>
    <style:style style:name="T105" style:parent-style-name="Policepardéfaut" style:family="text">
      <style:text-properties fo:color="#00B050" fo:font-size="28pt" style:font-size-asian="28pt" style:font-size-complex="28pt"/>
    </style:style>
    <style:style style:name="P106" style:parent-style-name="Normal" style:family="paragraph">
      <style:paragraph-properties fo:line-height="50%"/>
    </style:style>
    <style:style style:name="T107" style:parent-style-name="Policepardéfaut" style:family="text">
      <style:text-properties fo:color="#4EA72E" fo:font-size="28pt" style:font-size-asian="28pt" style:font-size-complex="28pt"/>
    </style:style>
    <style:style style:name="T108" style:parent-style-name="Policepardéfaut" style:family="text">
      <style:text-properties fo:color="#00B050" fo:font-size="28pt" style:font-size-asian="28pt" style:font-size-complex="28pt"/>
    </style:style>
    <style:style style:name="P109" style:parent-style-name="Normal" style:family="paragraph">
      <style:paragraph-properties fo:line-height="50%"/>
    </style:style>
    <style:style style:name="T110" style:parent-style-name="Policepardéfaut" style:family="text">
      <style:text-properties fo:color="#4EA72E" fo:font-size="28pt" style:font-size-asian="28pt" style:font-size-complex="28pt"/>
    </style:style>
    <style:style style:name="T111" style:parent-style-name="Policepardéfaut" style:family="text">
      <style:text-properties fo:color="#00B050" fo:font-size="28pt" style:font-size-asian="28pt" style:font-size-complex="28pt"/>
    </style:style>
    <style:style style:name="P112" style:parent-style-name="Normal" style:family="paragraph">
      <style:paragraph-properties fo:line-height="50%"/>
      <style:text-properties fo:font-size="12pt" style:font-size-asian="12pt" style:font-size-complex="12pt"/>
    </style:style>
    <style:style style:name="P113" style:parent-style-name="Normal" style:list-style-name="LFO2" style:family="paragraph">
      <style:paragraph-properties fo:margin-top="0.1666in" fo:margin-bottom="0in" fo:line-height="150%"/>
    </style:style>
    <style:style style:name="T114" style:parent-style-name="Policepardéfaut" style:family="text">
      <style:text-properties fo:font-weight="bold" style:font-weight-asian="bold" style:font-weight-complex="bold" fo:color="#4EA72E" fo:font-size="12pt" style:font-size-asian="12pt" style:font-size-complex="12pt"/>
    </style:style>
    <style:style style:name="P115" style:parent-style-name="Normal" style:family="paragraph">
      <style:paragraph-properties fo:margin-bottom="0in"/>
    </style:style>
    <style:style style:name="T116" style:parent-style-name="Policepardéfaut" style:family="text">
      <style:text-properties fo:color="#4EA72E" fo:font-size="28pt" style:font-size-asian="28pt" style:font-size-complex="28pt"/>
    </style:style>
    <style:style style:name="T117" style:parent-style-name="Policepardéfaut" style:family="text">
      <style:text-properties fo:color="#00B050" fo:font-size="28pt" style:font-size-asian="28pt" style:font-size-complex="28pt"/>
    </style:style>
    <style:style style:name="T118" style:parent-style-name="Policepardéfaut" style:family="text">
      <style:text-properties fo:font-weight="bold" style:font-weight-asian="bold" style:font-weight-complex="bold"/>
    </style:style>
    <style:style style:name="P119" style:parent-style-name="Normal" style:family="paragraph">
      <style:paragraph-properties fo:margin-bottom="0in"/>
    </style:style>
    <style:style style:name="T120" style:parent-style-name="Policepardéfaut" style:family="text">
      <style:text-properties fo:color="#4EA72E" fo:font-size="28pt" style:font-size-asian="28pt" style:font-size-complex="28pt"/>
    </style:style>
    <style:style style:name="T121" style:parent-style-name="Policepardéfaut" style:family="text">
      <style:text-properties fo:color="#00B050" fo:font-size="28pt" style:font-size-asian="28pt" style:font-size-complex="28pt"/>
    </style:style>
    <style:style style:name="T122" style:parent-style-name="Policepardéfaut" style:family="text">
      <style:text-properties fo:font-weight="bold" style:font-weight-asian="bold" style:font-weight-complex="bold"/>
    </style:style>
    <style:style style:name="P123" style:parent-style-name="Normal" style:family="paragraph">
      <style:paragraph-properties fo:margin-bottom="0in"/>
    </style:style>
    <style:style style:name="T124" style:parent-style-name="Policepardéfaut" style:family="text">
      <style:text-properties fo:color="#4EA72E" fo:font-size="28pt" style:font-size-asian="28pt" style:font-size-complex="28pt"/>
    </style:style>
    <style:style style:name="T125" style:parent-style-name="Policepardéfaut" style:family="text">
      <style:text-properties fo:color="#00B050" fo:font-size="28pt" style:font-size-asian="28pt" style:font-size-complex="28pt"/>
    </style:style>
    <style:style style:name="T126" style:parent-style-name="Policepardéfaut" style:family="text">
      <style:text-properties fo:font-weight="bold" style:font-weight-asian="bold" style:font-weight-complex="bold"/>
    </style:style>
    <style:style style:name="P127" style:parent-style-name="Normal" style:family="paragraph">
      <style:paragraph-properties fo:margin-bottom="0in"/>
    </style:style>
    <style:style style:name="T128" style:parent-style-name="Policepardéfaut" style:family="text">
      <style:text-properties fo:color="#4EA72E" fo:font-size="28pt" style:font-size-asian="28pt" style:font-size-complex="28pt"/>
    </style:style>
    <style:style style:name="T129" style:parent-style-name="Policepardéfaut" style:family="text">
      <style:text-properties fo:color="#00B050" fo:font-size="28pt" style:font-size-asian="28pt" style:font-size-complex="28pt"/>
    </style:style>
    <style:style style:name="T130" style:parent-style-name="Policepardéfaut" style:family="text">
      <style:text-properties fo:font-weight="bold" style:font-weight-asian="bold" style:font-weight-complex="bold"/>
    </style:style>
    <style:style style:name="P131" style:parent-style-name="Normal" style:family="paragraph">
      <style:paragraph-properties fo:text-align="center"/>
      <style:text-properties fo:font-weight="bold" style:font-weight-asian="bold" style:font-weight-complex="bold" fo:color="#196B24" fo:font-size="18pt" style:font-size-asian="18pt" style:font-size-complex="18pt"/>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true" draw:auto-grow-height="true"/>
      <style:paragraph-properties style:font-independent-line-spacing="true" style:writing-mode="lr-tb"/>
    </style:style>
    <style:style style:family="graphic" style:name="a4"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true" draw:auto-grow-height="true"/>
      <style:paragraph-properties style:font-independent-line-spacing="true" style:writing-mode="lr-tb"/>
    </style:style>
  </office:automatic-styles>
  <office:body>
    <office:text text:use-soft-page-breaks="true">
      <text:p text:style-name="P1"><draw:frame draw:z-index="251659264" draw:id="id0" draw:style-name="a2" draw:name="Zone de texte 1" text:anchor-type="paragraph" svg:x="-0.3463in" svg:y="0.33912in" svg:width="2.12083in" svg:height="0.43125in" style:rel-width="scale" style:rel-height="scale"><draw:text-box><text:p text:style-name="P58"><text:span text:style-name="T59">1</text:span><text:span text:style-name="T60">.<text:s/></text:span><text:span text:style-name="T61">Choix du sujet</text:span></text:p></draw:text-box><svg:title/><svg:desc/></draw:frame></text:p>
      <text:p text:style-name="Normal"/>
      <text:p text:style-name="Normal"/>
      <text:list text:style-name="LFO1" text:continue-numbering="true">
        <text:list-item>
          <text:p text:style-name="P62"><text:span text:style-name="T63">Nature du site :</text:span><text:span text:style-name="T64"><text:s/></text:span>Plateforme de soutien aux clubs de robotique</text:p>
        </text:list-item>
        <text:list-item>
          <text:p text:style-name="P65"><text:span text:style-name="T66">Type de site :</text:span><text:span text:style-name="T67"><text:s/></text:span>E-commerce, plateforme éducative, et réseau communautaire</text:p>
        </text:list-item>
        <text:list-item>
          <text:p text:style-name="P68"><text:span text:style-name="T69">Description du site :</text:span></text:p>
        </text:list-item>
      </text:list>
      <text:p text:style-name="P70">Ce site vise à centraliser les ressources nécessaires aux clubs de robotique<text:s/>et d’IOT (Internet Of Things), en proposant<text:s/>les équipements<text:s/>nécessaires<text:s/>à vendre, un accès à des formateurs spécialisés, des cours en ligne, ainsi qu’une section dédiée au partage d’événements entre clubs.</text:p>
      <text:list text:style-name="LFO1" text:continue-numbering="true">
        <text:list-item>
          <text:p text:style-name="P71"><text:span text:style-name="T72">Pourquoi ce choix ?</text:span></text:p>
        </text:list-item>
      </text:list>
      <text:p text:style-name="P73"><text:s text:c="5"/>La robotique<text:s/>et l’IOT sont des<text:s/>domaines<text:s/>en pleine expansion, et les clubs manquent<text:s/>souvent de ressources pour se développer. Ce site répond à leurs besoins en leur offrant une plateforme de soutien complète. La section de partage d’événements facilitera également la collaboration et le réseautage entre clubs, permettant une dynamique d’apprentissage enrichie par les échanges et la mutualisation des connaissances.</text:p>
      <text:p text:style-name="P74"><text:s text:c="4"/>En tant que membres du bureau exécutif du<text:s/>club<text:s/>IEEE RAS<text:s/>Chapter<text:s/>(Robotics and Automation Society) à Sup'Com, nous avons un intérêt marqué pour la robotique<text:s/>et l’IOT<text:s/>et<text:s/>nous<text:s/>sommes témoins de l’importance de telles initiatives pour soutenir et encourager les clubs. Notre passion commune pour<text:s/>ces domaines<text:s/>nous motive à créer cette plateforme pour accompagner les clubs dans leur croissance et leur permettre d’accéder à des ressources essentielles pour leur succès.</text:p>
      <text:p text:style-name="Normal"><draw:frame draw:z-index="251661312" draw:id="id1" draw:style-name="a3" draw:name="Zone de texte 1" text:anchor-type="paragraph" svg:x="-0.2791in" svg:y="0.00524in" svg:width="2in" svg:height="2in" style:rel-width="scale" style:rel-height="scale"><draw:text-box><text:p text:style-name="P75"><text:span text:style-name="T76">2</text:span><text:span text:style-name="T77">.<text:s/></text:span><text:span text:style-name="T78">Identification des objectifs du site</text:span></text:p></draw:text-box><svg:title/><svg:desc/></draw:frame></text:p>
      <text:p text:style-name="P79"/>
      <text:list text:style-name="LFO2" text:continue-numbering="true">
        <text:list-item>
          <text:p text:style-name="P80"><text:span text:style-name="T81">Objectif principal :</text:span></text:p>
        </text:list-item>
      </text:list>
      <text:p text:style-name="Normal">Fournir une<text:s/>plateforme accessible et complète qui propose des ressources<text:s/>nec<text:s/>matérielles, humaines, éducatives, et communautaires aux personnes intéressées et aux clubs de robotique<text:s/>et d’IOT<text:s/>.</text:p>
      <text:list text:style-name="LFO2" text:continue-numbering="true">
        <text:list-item>
          <text:p text:style-name="P82"><text:span text:style-name="T83">Objectifs secondaires :</text:span></text:p>
        </text:list-item>
      </text:list>
      <text:p text:style-name="P84"><text:span text:style-name="T85">.</text:span><text:span text:style-name="T86"><text:s/></text:span><text:s/>Faciliter l’accès aux équipements de robotique en proposant une section de vente.</text:p>
      <text:p text:style-name="P87"><text:span text:style-name="T88">.</text:span><text:span text:style-name="T89"><text:s/></text:span><text:s/>Fournir une liste de formateurs en robotique pour organiser des formations et des ateliers.</text:p>
      <text:p text:style-name="P90"><text:span text:style-name="T91">.</text:span><text:span text:style-name="T92"><text:s/></text:span><text:s/>Mettre à disposition des cours en ligne pour les membres des clubs, étudiants ou amateurs de robotique.</text:p>
      <text:p text:style-name="P93"/>
      <text:soft-page-break/>
      <text:p text:style-name="P94"><text:span text:style-name="T95">.</text:span><text:span text:style-name="T96"><text:s/></text:span><text:s/>Offrir une option de partage d’événements entre clubs afin de promouvoir la collaboration et le réseautage.</text:p>
      <text:p text:style-name="P97"/>
      <text:p text:style-name="Normal"><text:span text:style-name="T98">3</text:span><text:span text:style-name="T99">.<text:s/></text:span><text:span text:style-name="T100">Population cible et besoins</text:span></text:p>
      <text:list text:style-name="LFO2" text:continue-numbering="true">
        <text:list-item>
          <text:p text:style-name="P101"><text:span text:style-name="T102">Public cible :</text:span></text:p>
        </text:list-item>
      </text:list>
      <text:p text:style-name="P103"><text:span text:style-name="T104">.</text:span><text:span text:style-name="T105"><text:s/></text:span><text:s/>Clubs de robotique<text:s/>et IOT<text:s/>(scolaires, universitaires, et associatifs)</text:p>
      <text:p text:style-name="P106"><text:span text:style-name="T107">.</text:span><text:span text:style-name="T108"><text:s/></text:span>Associations et organisations éducatives intéressées par la robotique</text:p>
      <text:p text:style-name="P109"><text:span text:style-name="T110">.</text:span><text:span text:style-name="T111"><text:s/></text:span>Étudiants et passionnés de robotique<text:s/>et de l’IOT</text:p>
      <text:p text:style-name="P112"/>
      <text:list text:style-name="LFO2" text:continue-numbering="true">
        <text:list-item>
          <text:p text:style-name="P113"><text:span text:style-name="T114">Besoins et attentes du public cible :</text:span></text:p>
        </text:list-item>
      </text:list>
      <text:p text:style-name="P115"><text:span text:style-name="T116">.</text:span><text:span text:style-name="T117"><text:s/></text:span><text:span text:style-name="T118">Accès aux équipements</text:span><text:s/>: Les clubs souhaitent des options pour acheter ou louer des pièces et outils de robotique.</text:p>
      <text:p text:style-name="P119"><text:span text:style-name="T120">.</text:span><text:span text:style-name="T121"><text:s/></text:span><text:span text:style-name="T122">Formations et ressources pédagogiques</text:span><text:s/>: Un accès à des formations spécialisées et des cours en ligne pour permettre aux membres d’apprendre et de progresser.</text:p>
      <text:p text:style-name="P123"><text:span text:style-name="T124">.</text:span><text:span text:style-name="T125"><text:s/></text:span><text:span text:style-name="T126">Conseils et accompagnement</text:span><text:s/>: Assistance pour utiliser les équipements et suivre les bonnes pratiques en robotique.</text:p>
      <text:p text:style-name="P127"><text:span text:style-name="T128">.</text:span><text:span text:style-name="T129"><text:s/></text:span><text:span text:style-name="T130">Partage d’événements et réseautage</text:span><text:s/>: Un espace où les clubs peuvent partager des événements, tels que des compétitions, ateliers, ou conférences. Cela permet de créer un réseau entre clubs pour échanger sur leurs projets, obtenir des conseils, et organiser des événements communs.</text:p>
      <text:p text:style-name="Normal"><draw:frame draw:z-index="251663360" draw:id="id2" draw:style-name="a4" draw:name="Zone de texte 1" text:anchor-type="paragraph" svg:x="-0.30903in" svg:y="0.12443in" svg:width="2in" svg:height="2in" style:rel-width="scale" style:rel-height="scale"><draw:text-box><text:p text:style-name="P131">Conclusion</text:p></draw:text-box><svg:title/><svg:desc/></draw:frame></text:p>
      <text:p text:style-name="Normal"/>
      <text:p text:style-name="Normal">Ce projet de site a pour ambition de devenir une ressource essentielle pour les clubs de robotique<text:s/>et d’IOT, leur fournissant les outils, les connaissances, et les opportunités de collaboration nécessaires pour se développ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ontserrat Medium" svg:font-family="Montserrat Medium"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fr" style:country-asian="F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color="#4EA72E"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9847in" fo:margin-bottom="0.1972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1972in"/>
      </style:footer-style>
    </style:page-layout>
    <style:style style:name="TableColumn3" style:family="table-column">
      <style:table-column-properties style:column-width="1.5729in"/>
    </style:style>
    <style:style style:name="TableColumn4" style:family="table-column">
      <style:table-column-properties style:column-width="2.759in"/>
    </style:style>
    <style:style style:name="TableColumn5" style:family="table-column">
      <style:table-column-properties style:column-width="1.4666in"/>
    </style:style>
    <style:style style:name="TableColumn6" style:family="table-column">
      <style:table-column-properties style:column-width="1.6701in"/>
    </style:style>
    <style:style style:name="Table2" style:family="table">
      <style:table-properties style:width="7.4687in" fo:margin-left="-0.5944in" table:align="left"/>
    </style:style>
    <style:style style:name="TableRow7" style:family="table-row">
      <style:table-row-properties style:min-row-height="1.0486in"/>
    </style:style>
    <style:style style:name="TableCell8" style:family="table-cell">
      <style:table-cell-properties fo:border="0.0069in solid #000000" style:writing-mode="lr-tb" fo:padding-top="0in" fo:padding-left="0.075in" fo:padding-bottom="0in" fo:padding-right="0.075in"/>
    </style:style>
    <style:style style:name="TableCell9" style:family="table-cell">
      <style:table-cell-properties fo:border="0.0069in solid #000000" style:writing-mode="lr-tb" fo:padding-top="0in" fo:padding-left="0.075in" fo:padding-bottom="0in" fo:padding-right="0.075in"/>
    </style:style>
    <style:style style:name="P10" style:parent-style-name="En-tête" style:family="paragraph">
      <style:paragraph-properties fo:text-align="center"/>
      <style:text-properties fo:font-weight="bold" style:font-weight-asian="bold" style:font-weight-complex="bold" fo:font-size="18pt" style:font-size-asian="18pt" style:font-size-complex="18pt"/>
    </style:style>
    <style:style style:name="P11" style:parent-style-name="Normal" style:family="paragraph">
      <style:paragraph-properties fo:text-align="center" fo:margin-top="0.1111in" fo:margin-bottom="0in" fo:line-height="100%"/>
      <style:text-properties style:font-name="Montserrat Medium" fo:font-size="14pt" style:font-size-asian="14pt" style:font-size-complex="14pt"/>
    </style:style>
    <style:style style:name="P12" style:parent-style-name="Titre1" style:family="paragraph">
      <style:paragraph-properties fo:text-align="center" fo:line-height="100%"/>
    </style:style>
    <style:style style:name="T13" style:parent-style-name="Policepardéfaut" style:family="text">
      <style:text-properties fo:font-weight="bold" style:font-weight-asian="bold" style:font-weight-complex="bold" fo:color="#4EA72E" fo:font-size="12pt" style:font-size-asian="12pt" style:font-size-complex="12pt"/>
    </style:style>
    <style:style style:name="TableCell14" style:family="table-cell">
      <style:table-cell-properties fo:border="0.0069in solid #000000" style:writing-mode="lr-tb" style:vertical-align="middle" fo:padding-top="0in" fo:padding-left="0.075in" fo:padding-bottom="0in" fo:padding-right="0.075in"/>
    </style:style>
    <style:style style:name="T15" style:parent-style-name="Policepardéfaut" style:family="text">
      <style:text-properties style:font-name="Montserrat Medium"/>
    </style:style>
    <style:style style:name="TableCell16" style:family="table-cell">
      <style:table-cell-properties fo:border="0.0069in solid #000000" style:writing-mode="lr-tb" style:vertical-align="middle" fo:padding-top="0in" fo:padding-left="0.075in" fo:padding-bottom="0in" fo:padding-right="0.075in"/>
    </style:style>
    <style:style style:name="P17" style:parent-style-name="En-tête" style:family="paragraph">
      <style:text-properties style:font-name="Montserrat Medium"/>
    </style:style>
    <style:style style:name="TableRow18" style:family="table-row">
      <style:table-row-properties style:min-row-height="0.2409in"/>
    </style:style>
    <style:style style:name="P19" style:parent-style-name="Normal" style:family="paragraph">
      <style:paragraph-properties fo:text-align="center" fo:margin-top="0.1111in" fo:margin-bottom="0in" fo:line-height="100%"/>
    </style:style>
    <style:style style:name="TableCell20" style:family="table-cell">
      <style:table-cell-properties fo:border="0.0069in solid #000000" style:writing-mode="lr-tb" style:vertical-align="middle" fo:padding-top="0in" fo:padding-left="0.075in" fo:padding-bottom="0in" fo:padding-right="0.075in"/>
    </style:style>
    <style:style style:name="T21" style:parent-style-name="Policepardéfaut" style:family="text">
      <style:text-properties style:font-name="Montserrat Medium"/>
    </style:style>
    <style:style style:name="TableCell22" style:family="table-cell">
      <style:table-cell-properties fo:border="0.0069in solid #000000" style:writing-mode="lr-tb" style:vertical-align="middle" fo:padding-top="0in" fo:padding-left="0.075in" fo:padding-bottom="0in" fo:padding-right="0.075in"/>
    </style:style>
    <style:style style:name="T23" style:parent-style-name="Policepardéfaut" style:family="text">
      <style:text-properties style:font-name="Montserrat Medium" style:font-name-complex="Aptos Display"/>
    </style:style>
    <style:style style:name="TableRow24" style:family="table-row">
      <style:table-row-properties style:min-row-height="0.3in"/>
    </style:style>
    <style:style style:name="P25" style:parent-style-name="Normal" style:family="paragraph">
      <style:paragraph-properties fo:text-align="center" fo:margin-top="0.1111in" fo:margin-bottom="0in" fo:line-height="100%"/>
      <style:text-properties style:font-name="Montserrat Medium" style:font-size-complex="12pt"/>
    </style:style>
    <style:style style:name="TableCell26" style:family="table-cell">
      <style:table-cell-properties fo:border="0.0069in solid #000000" style:writing-mode="lr-tb" style:vertical-align="middle" fo:padding-top="0in" fo:padding-left="0.075in" fo:padding-bottom="0in" fo:padding-right="0.075in"/>
    </style:style>
    <style:style style:name="T27" style:parent-style-name="Policepardéfaut" style:family="text">
      <style:text-properties style:font-name="Montserrat Medium"/>
    </style:style>
    <style:style style:name="TableCell28" style:family="table-cell">
      <style:table-cell-properties fo:border="0.0069in solid #000000" style:writing-mode="lr-tb" style:vertical-align="middle" fo:padding-top="0in" fo:padding-left="0.075in" fo:padding-bottom="0in" fo:padding-right="0.075in"/>
    </style:style>
    <style:style style:name="T29" style:parent-style-name="Policepardéfaut" style:family="text">
      <style:text-properties style:font-name="Montserrat Medium"/>
    </style:style>
    <style:style style:name="TableColumn31" style:family="table-column">
      <style:table-column-properties style:column-width="1.5729in"/>
    </style:style>
    <style:style style:name="TableColumn32" style:family="table-column">
      <style:table-column-properties style:column-width="2.759in"/>
    </style:style>
    <style:style style:name="TableColumn33" style:family="table-column">
      <style:table-column-properties style:column-width="1.4666in"/>
    </style:style>
    <style:style style:name="TableColumn34" style:family="table-column">
      <style:table-column-properties style:column-width="1.6701in"/>
    </style:style>
    <style:style style:name="Table30" style:family="table">
      <style:table-properties style:width="7.4687in" fo:margin-left="-0.5944in" table:align="left"/>
    </style:style>
    <style:style style:name="TableRow35" style:family="table-row">
      <style:table-row-properties style:min-row-height="1.0486in"/>
    </style:style>
    <style:style style:name="TableCell36" style:family="table-cell">
      <style:table-cell-properties fo:border="0.0069in solid #000000" style:writing-mode="lr-tb" fo:padding-top="0in" fo:padding-left="0.075in" fo:padding-bottom="0in" fo:padding-right="0.075in"/>
    </style:style>
    <style:style style:name="TableCell37" style:family="table-cell">
      <style:table-cell-properties fo:border="0.0069in solid #000000" style:writing-mode="lr-tb" fo:padding-top="0in" fo:padding-left="0.075in" fo:padding-bottom="0in" fo:padding-right="0.075in"/>
    </style:style>
    <style:style style:name="P38" style:parent-style-name="En-tête" style:family="paragraph">
      <style:paragraph-properties fo:text-align="center"/>
      <style:text-properties fo:font-weight="bold" style:font-weight-asian="bold" style:font-weight-complex="bold" fo:font-size="18pt" style:font-size-asian="18pt" style:font-size-complex="18pt"/>
    </style:style>
    <style:style style:name="P39" style:parent-style-name="Normal" style:family="paragraph">
      <style:paragraph-properties fo:text-align="center" fo:margin-top="0.1111in" fo:margin-bottom="0in" fo:line-height="100%"/>
      <style:text-properties style:font-name="Montserrat Medium" fo:font-size="14pt" style:font-size-asian="14pt" style:font-size-complex="14pt"/>
    </style:style>
    <style:style style:name="P40" style:parent-style-name="Titre1" style:family="paragraph">
      <style:paragraph-properties fo:text-align="center" fo:line-height="100%"/>
    </style:style>
    <style:style style:name="T41" style:parent-style-name="Policepardéfaut" style:family="text">
      <style:text-properties fo:font-weight="bold" style:font-weight-asian="bold" style:font-weight-complex="bold" fo:color="#4EA72E" fo:font-size="12pt" style:font-size-asian="12pt" style:font-size-complex="12pt"/>
    </style:style>
    <style:style style:name="TableCell42" style:family="table-cell">
      <style:table-cell-properties fo:border="0.0069in solid #000000" style:writing-mode="lr-tb" style:vertical-align="middle" fo:padding-top="0in" fo:padding-left="0.075in" fo:padding-bottom="0in" fo:padding-right="0.075in"/>
    </style:style>
    <style:style style:name="T43" style:parent-style-name="Policepardéfaut" style:family="text">
      <style:text-properties style:font-name="Montserrat Medium"/>
    </style:style>
    <style:style style:name="TableCell44" style:family="table-cell">
      <style:table-cell-properties fo:border="0.0069in solid #000000" style:writing-mode="lr-tb" style:vertical-align="middle" fo:padding-top="0in" fo:padding-left="0.075in" fo:padding-bottom="0in" fo:padding-right="0.075in"/>
    </style:style>
    <style:style style:name="P45" style:parent-style-name="En-tête" style:family="paragraph">
      <style:text-properties style:font-name="Montserrat Medium"/>
    </style:style>
    <style:style style:name="TableRow46" style:family="table-row">
      <style:table-row-properties style:min-row-height="0.2409in"/>
    </style:style>
    <style:style style:name="P47" style:parent-style-name="Normal" style:family="paragraph">
      <style:paragraph-properties fo:text-align="center" fo:margin-top="0.1111in" fo:margin-bottom="0in" fo:line-height="100%"/>
    </style:style>
    <style:style style:name="TableCell48" style:family="table-cell">
      <style:table-cell-properties fo:border="0.0069in solid #000000" style:writing-mode="lr-tb" style:vertical-align="middle" fo:padding-top="0in" fo:padding-left="0.075in" fo:padding-bottom="0in" fo:padding-right="0.075in"/>
    </style:style>
    <style:style style:name="T49" style:parent-style-name="Policepardéfaut" style:family="text">
      <style:text-properties style:font-name="Montserrat Medium"/>
    </style:style>
    <style:style style:name="TableCell50" style:family="table-cell">
      <style:table-cell-properties fo:border="0.0069in solid #000000" style:writing-mode="lr-tb" style:vertical-align="middle" fo:padding-top="0in" fo:padding-left="0.075in" fo:padding-bottom="0in" fo:padding-right="0.075in"/>
    </style:style>
    <style:style style:name="T51" style:parent-style-name="Policepardéfaut" style:family="text">
      <style:text-properties style:font-name="Montserrat Medium" style:font-name-complex="Aptos Display"/>
    </style:style>
    <style:style style:name="TableRow52" style:family="table-row">
      <style:table-row-properties style:min-row-height="0.3in"/>
    </style:style>
    <style:style style:name="P53" style:parent-style-name="Normal" style:family="paragraph">
      <style:paragraph-properties fo:text-align="center" fo:margin-top="0.1111in" fo:margin-bottom="0in" fo:line-height="100%"/>
      <style:text-properties style:font-name="Montserrat Medium" style:font-size-complex="12pt"/>
    </style:style>
    <style:style style:name="TableCell54" style:family="table-cell">
      <style:table-cell-properties fo:border="0.0069in solid #000000" style:writing-mode="lr-tb" style:vertical-align="middle" fo:padding-top="0in" fo:padding-left="0.075in" fo:padding-bottom="0in" fo:padding-right="0.075in"/>
    </style:style>
    <style:style style:name="T55" style:parent-style-name="Policepardéfaut" style:family="text">
      <style:text-properties style:font-name="Montserrat Medium"/>
    </style:style>
    <style:style style:name="TableCell56" style:family="table-cell">
      <style:table-cell-properties fo:border="0.0069in solid #000000" style:writing-mode="lr-tb" style:vertical-align="middle" fo:padding-top="0in" fo:padding-left="0.075in" fo:padding-bottom="0in" fo:padding-right="0.075in"/>
    </style:style>
    <style:style style:name="T57" style:parent-style-name="Policepardéfaut" style:family="text">
      <style:text-properties style:font-name="Montserrat Medium"/>
    </style:style>
    <style:style style:family="graphic" style:name="a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foreground" style:horizontal-rel="paragraph" style:vertical-rel="paragraph" style:horizontal-pos="from-left" style:vertical-pos="from-top"/>
    </style:style>
  </office:automatic-styles>
  <office:master-styles>
    <style:master-page style:name="MPF0" style:page-layout-name="PL0">
      <style:header>
        <table:table table:style-name="Table2">
          <table:table-columns>
            <table:table-column table:style-name="TableColumn3"/>
            <table:table-column table:style-name="TableColumn4"/>
            <table:table-column table:style-name="TableColumn5"/>
            <table:table-column table:style-name="TableColumn6"/>
          </table:table-columns>
          <table:table-row table:style-name="TableRow7">
            <table:table-cell table:style-name="TableCell8" table:number-rows-spanned="3">
              <text:p text:style-name="En-tête"><draw:frame draw:z-index="251663360" draw:style-name="a0" draw:name="Image 2" text:anchor-type="paragraph" svg:x="0.05972in" svg:y="0.15139in" svg:width="1.28889in" svg:height="1.28889in" style:rel-width="scale" style:rel-height="scale"><draw:image xlink:href="media/image1.png" xlink:type="simple" xlink:show="embed" xlink:actuate="onLoad"/><svg:title/><svg:desc>Une image contenant Police, Graphique, logo, texte

Description générée automatiquement</svg:desc></draw:frame></text:p>
            </table:table-cell>
            <table:table-cell table:style-name="TableCell9" table:number-rows-spanned="3">
              <text:p text:style-name="P10"/>
              <text:p text:style-name="P11">Livrable n°1 du projet web<text:s/></text:p>
              <text:h text:style-name="P12" text:outline-level="1"><text:span text:style-name="T13">Hibatollah Gouiaa &amp; Youssef Chaari</text:span></text:h>
            </table:table-cell>
            <table:table-cell table:style-name="TableCell14">
              <text:p text:style-name="En-tête"><text:span text:style-name="T15">Version :</text:span></text:p>
            </table:table-cell>
            <table:table-cell table:style-name="TableCell16">
              <text:p text:style-name="P17">01</text:p>
            </table:table-cell>
          </table:table-row>
          <table:table-row table:style-name="TableRow18">
            <table:covered-table-cell>
              <text:p text:style-name="En-tête"/>
            </table:covered-table-cell>
            <table:covered-table-cell>
              <text:p text:style-name="P19"/>
            </table:covered-table-cell>
            <table:table-cell table:style-name="TableCell20">
              <text:p text:style-name="En-tête"><text:span text:style-name="T21">Date :</text:span></text:p>
            </table:table-cell>
            <table:table-cell table:style-name="TableCell22">
              <text:p text:style-name="En-tête"><text:span text:style-name="T23">01/11/2024</text:span></text:p>
            </table:table-cell>
          </table:table-row>
          <table:table-row table:style-name="TableRow24">
            <table:covered-table-cell>
              <text:p text:style-name="En-tête"/>
            </table:covered-table-cell>
            <table:covered-table-cell>
              <text:p text:style-name="P25"/>
            </table:covered-table-cell>
            <table:table-cell table:style-name="TableCell26">
              <text:p text:style-name="En-tête"><text:span text:style-name="T27">Page :</text:span></text:p>
            </table:table-cell>
            <table:table-cell table:style-name="TableCell28">
              <text:p text:style-name="En-tête"><text:span text:style-name="T29">2/2</text:span></text:p>
            </table:table-cell>
          </table:table-row>
        </table:table>
        <text:p text:style-name="En-tête"/>
      </style:header>
      <style:header-first>
        <table:table table:style-name="Table30">
          <table:table-columns>
            <table:table-column table:style-name="TableColumn31"/>
            <table:table-column table:style-name="TableColumn32"/>
            <table:table-column table:style-name="TableColumn33"/>
            <table:table-column table:style-name="TableColumn34"/>
          </table:table-columns>
          <table:table-row table:style-name="TableRow35">
            <table:table-cell table:style-name="TableCell36" table:number-rows-spanned="3">
              <text:p text:style-name="En-tête"><draw:frame draw:z-index="251661312" draw:style-name="a1" draw:name="Image 2" text:anchor-type="paragraph" svg:x="0.05972in" svg:y="0.15139in" svg:width="1.28889in" svg:height="1.28889in" style:rel-width="scale" style:rel-height="scale"><draw:image xlink:href="media/image1.png" xlink:type="simple" xlink:show="embed" xlink:actuate="onLoad"/><svg:title/><svg:desc>Une image contenant Police, Graphique, logo, texte

Description générée automatiquement</svg:desc></draw:frame></text:p>
            </table:table-cell>
            <table:table-cell table:style-name="TableCell37" table:number-rows-spanned="3">
              <text:p text:style-name="P38"/>
              <text:p text:style-name="P39">Livrable n°1 du projet web<text:s/></text:p>
              <text:h text:style-name="P40" text:outline-level="1"><text:span text:style-name="T41">Hibatollah Gouiaa &amp; Youssef Chaari</text:span></text:h>
            </table:table-cell>
            <table:table-cell table:style-name="TableCell42">
              <text:p text:style-name="En-tête"><text:span text:style-name="T43">Version :</text:span></text:p>
            </table:table-cell>
            <table:table-cell table:style-name="TableCell44">
              <text:p text:style-name="P45">01</text:p>
            </table:table-cell>
          </table:table-row>
          <table:table-row table:style-name="TableRow46">
            <table:covered-table-cell>
              <text:p text:style-name="En-tête"/>
            </table:covered-table-cell>
            <table:covered-table-cell>
              <text:p text:style-name="P47"/>
            </table:covered-table-cell>
            <table:table-cell table:style-name="TableCell48">
              <text:p text:style-name="En-tête"><text:span text:style-name="T49">Date :</text:span></text:p>
            </table:table-cell>
            <table:table-cell table:style-name="TableCell50">
              <text:p text:style-name="En-tête"><text:span text:style-name="T51">01/11/2024</text:span></text:p>
            </table:table-cell>
          </table:table-row>
          <table:table-row table:style-name="TableRow52">
            <table:covered-table-cell>
              <text:p text:style-name="En-tête"/>
            </table:covered-table-cell>
            <table:covered-table-cell>
              <text:p text:style-name="P53"/>
            </table:covered-table-cell>
            <table:table-cell table:style-name="TableCell54">
              <text:p text:style-name="En-tête"><text:span text:style-name="T55">Page :</text:span></text:p>
            </table:table-cell>
            <table:table-cell table:style-name="TableCell56">
              <text:p text:style-name="En-tête"><text:span text:style-name="T57">1/2</text:span></text:p>
            </table:table-cell>
          </table:table-row>
        </table:table>
        <text:p text:style-name="En-tête"/>
      </style:head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Hibatollah GOUIAA</meta:initial-creator>
    <dc:creator>Hibatollah GOUIAA</dc:creator>
    <meta:creation-date>2024-11-03T11:00:00Z</meta:creation-date>
    <dc:date>2024-11-04T18:34:00Z</dc:date>
    <meta:print-date>2024-11-04T18:30:00Z</meta:print-date>
    <meta:template xlink:href="Normal" xlink:type="simple"/>
    <meta:editing-cycles>7</meta:editing-cycles>
    <meta:editing-duration>PT7320S</meta:editing-duration>
    <meta:document-statistic meta:page-count="2" meta:paragraph-count="6" meta:word-count="489" meta:character-count="3177" meta:row-count="22" meta:non-whitespace-character-count="2694"/>
  </office:meta>
</office:document-meta>
</file>